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T45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6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T84" style:parent-style-name="DefaultParagraphFont" style:family="text">
      <style:text-properties style:font-name-asian="Calibri" style:font-name-complex="Calibri"/>
    </style:style>
    <style:style style:name="T85" style:parent-style-name="DefaultParagraphFont" style:family="text">
      <style:text-properties style:font-name-asian="Calibri" style:font-name-complex="Calibri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-asian="Calibri" style:font-name-complex="Calibri"/>
    </style:style>
    <style:style style:name="T91" style:parent-style-name="DefaultParagraphFont" style:family="text">
      <style:text-properties style:font-name-asian="Calibri" style:font-name-complex="Calibri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DefaultParagraphFont" style:family="text">
      <style:text-properties style:font-name-asian="Calibri" style:font-name-complex="Calibri"/>
    </style:style>
    <style:style style:name="P9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/>
    </style:style>
    <style:style style:name="T102" style:parent-style-name="DefaultParagraphFont" style:family="text">
      <style:text-properties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4" style:parent-style-name="Normal" style:family="paragraph">
      <style:paragraph-properties fo:margin-bottom="0.1388in" fo:line-height="115%"/>
    </style:style>
    <style:style style:name="P115" style:parent-style-name="Normal" style:family="paragraph">
      <style:paragraph-properties fo:margin-bottom="0.1388in" fo:line-height="115%"/>
    </style:style>
    <style:style style:name="P11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 1: What is 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</text:span><text:span text:style-name="T14">e to web pages, JavaScript gives web 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</text:span><text:span text:style-name="T34"><text:s/>of '</text:span><text:span text:style-name="T35"><text:s/>+ num1 +<text:s/></text:span><text:span text:style-name="T36">' and '</text:span><text:span text:style-name="T37"><text:s/>+ num2 +<text:s/></text:span><text:span text:style-name="T38">' 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text:s/></text:span><text:span text:style-name="T44">There are three ways to declare a variable in JavaScript. 1) By using 'var' keyword, 2) By using 'let' keyword, 3) By using 'const'<text:s/></text:span><text:span text:style-name="T45">keyword.</text:span></text:p>
      <text:p text:style-name="P46"/>
      <text:p text:style-name="P47"><text:span text:style-name="T48">Q 5: Declare a variable in javaScript using let.</text:span></text:p>
      <text:p text:style-name="P49"><text:span text:style-name="T50">Ans: let var_name = 36;</text:span></text:p>
      <text:p text:style-name="P51"><text:span text:style-name="T52">Q 6 : How to add <text:s/>single comment in JavaScript ?</text:span></text:p>
      <text:p text:style-name="P53"><text:span text:style-name="T54">Ans: //This is a comment.</text:span></text:p>
      <text:p text:style-name="P55"><text:span text:style-name="T56">Q 7: How to create an Array of integers in JavaScript ?</text:span></text:p>
      <text:p text:style-name="P57"><text:span text:style-name="T58">Ans: var/const a=[1,2,3,4,5];</text:span></text:p>
      <text:p text:style-name="P59"><text:span text:style-name="T60">Q 8: How<text:s/></text:span><text:span text:style-name="T61">many data types are there in JavaScript ?</text:span></text:p>
      <text:p text:style-name="P62"><text:span text:style-name="T63">Ans: 5</text:span></text:p>
      <text:p text:style-name="P64"><text:span text:style-name="T65">Q 9: Why are loops used for in any programming <text:s/>language ?</text:span></text:p>
      <text:p text:style-name="P66"><text:span text:style-name="T67">Ans:</text:span></text:p>
      <text:p text:style-name="P68"><text:span text:style-name="T69">Q 10: Name different types of Loops in JavaScript ?</text:span></text:p>
      <text:soft-page-break/>
      <text:p text:style-name="P70"><text:span text:style-name="T71">Ans: for loop</text:span><text:span text:style-name="T72"><text:line-break/></text:span><text:span text:style-name="T73">for/in</text:span><text:span text:style-name="T74"><text:line-break/></text:span><text:span text:style-name="T75">for/of</text:span><text:span text:style-name="T76"><text:line-break/></text:span><text:span text:style-name="T77">while</text:span><text:span text:style-name="T78"><text:line-break/></text:span><text:span text:style-name="T79">do/while</text:span></text:p>
      <text:p text:style-name="P80"><text:span text:style-name="T81">Q 11: How to declare for loop in JavaScript ?</text:span></text:p>
      <text:p text:style-name="P82"><text:span text:style-name="T83">An</text:span><text:span text:style-name="T84">s:</text:span><text:span text:style-name="T85"><text:s text:c="2"/></text:span><text:span text:style-name="T86">JavaScript for loops take three arguments: initialization, condition, and increment. The condition expression is evaluated on every loop. A loop continues to run if the expression returns true. Loops repeat the same block of code until a certain condition is met.</text:span></text:p>
      <text:p text:style-name="P87"><text:span text:style-name="T88">Q 12: How many ways can you print output in JavaScript?</text:span></text:p>
      <text:p text:style-name="P89"><text:span text:style-name="T90">Ans:</text:span><text:span text:style-name="T91"><text:s text:c="2"/></text:span><text:span text:style-name="T92">There are 4 ways to display the output in JavaScript</text:span></text:p>
      <text:p text:style-name="P93"><text:span text:style-name="T94">Q 13 : How to add Multi-Line Comments in JavaScript ?</text:span></text:p>
      <text:p text:style-name="P95">Ans: /* This is a<text:s/></text:p>
      <text:p text:style-name="P96"><text:span text:style-name="T97"><text:tab/>Multiline comment*/</text:span></text:p>
      <text:p text:style-name="P98"><text:span text:style-name="T99">Q 14: <text:s/>How to select an element from HTML by ID using JavaScript ? <text:s/></text:span></text:p>
      <text:p text:style-name="P100"><text:span text:style-name="T101">Ans : we can select any eleme</text:span><text:span text:style-name="T102">nt from HTML by using document.getElementById() Method.</text:span></text:p>
      <text:p text:style-name="P103"><text:span text:style-name="T104">Q 15: <text:s/>Write down JavaScript comparison operators ?</text:span></text:p>
      <text:p text:style-name="P105">Ans :<text:s text:c="10"/></text:p>
      <text:p text:style-name="P106">==<text:tab/>equal to<text:tab/><text:tab/></text:p>
      <text:p text:style-name="P107">===<text:tab/>equal value and equal type</text:p>
      <text:p text:style-name="P108">!=<text:tab/>not equal<text:tab/></text:p>
      <text:p text:style-name="P109">!==<text:tab/>not equal value or not equal type<text:tab/><text:tab/></text:p>
      <text:p text:style-name="P110">&gt;<text:tab/>greater than<text:tab/></text:p>
      <text:p text:style-name="P111">&lt;<text:tab/>less than<text:tab/><text:tab/></text:p>
      <text:p text:style-name="P112">&gt;=<text:tab/>greater than or equal to<text:tab/></text:p>
      <text:p text:style-name="P113">&lt;=<text:tab/>less than or equal to</text:p>
      <text:p text:style-name="P114"/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Acer</dc:creator>
    <meta:creation-date>2021-10-04T12:58:00Z</meta:creation-date>
    <dc:date>2021-10-08T05:50:00Z</dc:date>
    <meta:template xlink:href="Normal" xlink:type="simple"/>
    <meta:editing-cycles>8</meta:editing-cycles>
    <meta:editing-duration>PT1020S</meta:editing-duration>
    <meta:document-statistic meta:page-count="2" meta:paragraph-count="4" meta:word-count="349" meta:character-count="2338" meta:row-count="16" meta:non-whitespace-character-count="1993"/>
  </office:meta>
</office:document-meta>
</file>